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14ee" officeooo:paragraph-rsid="002114ee"/>
    </style:style>
    <style:style style:name="P2" style:family="paragraph" style:parent-style-name="Standard">
      <style:text-properties officeooo:paragraph-rsid="002114ee"/>
    </style:style>
    <style:style style:name="T1" style:family="text">
      <style:text-properties officeooo:rsid="002114ee"/>
    </style:style>
    <style:style style:name="T2" style:family="text">
      <style:text-properties officeooo:rsid="00219ce2"/>
    </style:style>
    <style:style style:name="T3" style:family="text">
      <style:text-properties officeooo:rsid="00225d89"/>
    </style:style>
    <style:style style:name="T4" style:family="text">
      <style:text-properties officeooo:rsid="00278e9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ção de um sistema de reserva de lugares</text:p>
      <text:p text:style-name="P1"/>
      <text:p text:style-name="P2"><text:span text:style-name="T1"><text:tab/>No presente relatório encontra-se asseguir aborgadem efetuada para cada um dos temas mencionados acompanhos quando necessário com excertos de cógido.<text:tab/></text:span></text:p>
      <text:p text:style-name="P2"/>
      <text:p text:style-name="P2"/>
      <text:p text:style-name="P2"><text:span text:style-name="T1">→ Estrutura das mensagens trocadas entre cliente e servidor<text:tab/></text:span></text:p>
      <text:p text:style-name="P1"/>
      <text:p text:style-name="P1"><text:tab/>Para a realização deste trabalho foi necessário estipular o tipo de mensagens a serem trocadas entre o cliente e servidor (e vice-versa). <text:s/>A comuniação em ambos os casos é semelhante no entanto a informação contida nos dois tipos de comunicção é diferente</text:p>
      <text:p text:style-name="P1"><text:tab/></text:p>
      <text:p text:style-name="P1"><text:tab/>→ Comunicação cliente-servidor</text:p>
      <text:p text:style-name="P1"><text:tab/></text:p>
      <text:p text:style-name="P1"><text:tab/><text:tab/><text:span text:style-name="T2">A comunicação nesta direção consiste na criação de uma string que por sua vez irá conter ordenadamente: PID do cliente, número de lugares que este pretende reservar, e a lista de preferências de lugares. Cada um destes elementos da string é separado por um espaço sendo que o servidor por sua vez quando recebe a string decompõe-na e guardas os seus devidos valores podendo então verificar a resposta a ser efetuada ao pedido.</text:span></text:p>
      <text:p text:style-name="P1"><text:tab/></text:p>
      <text:p text:style-name="P1"><text:tab/>→ Comunicação servidor-cliente</text:p>
      <text:p text:style-name="P1"><text:tab/><text:tab/></text:p>
      <text:p text:style-name="P1"><text:tab/><text:tab/><text:span text:style-name="T2">A comunicação nesta direção é semelhante à anteriormente especificada, no entanto, nesta direção o servidor cria uma string com elementos diferentes sendo eles ordenadamente: PID do cliente, valor indicador do estado do pedido, e em caso de pedidos efetuados com sucesso é adicionada também a lista dos lugares efetivamente reservados. Assim como o servidor o cliente possuem uma função que decompõe a string e guarda os devidos valores agindo depois em conformidade com o tipo de resposta recebida. </text:span></text:p>
      <text:p text:style-name="P1"/>
      <text:p text:style-name="P1">→<text:span text:style-name="T3"> </text:span>Mecanismos de sincronização</text:p>
      <text:p text:style-name="P1"><text:tab/></text:p>
      <text:p text:style-name="P1"><text:tab/><text:span text:style-name="T4">Relativamente aos mecanismos de sincronização, na realização deste trabalho, foram usados os seguintes: semáforos, mutexes e variáveis de condição. </text:span></text:p>
      <text:p text:style-name="P1"><text:tab/></text:p>
      <text:p text:style-name="P1"/>
      <text:p text:style-name="P1">→<text:span text:style-name="T3"> </text:span>Encerramento do servidor</text:p>
      <text:p text:style-name="P1"><text:tab/></text:p>
      <text:p text:style-name="P1"><text:tab/><text:span text:style-name="T3">O servidor encontra-se em funcionamento durante o tempo especificado na chamada à função server. Durante este tempo o servidor é responsável por ficar à espera de possiveis pedidos provenientes de clientes. Assim que este tempo é ultrapassado o servidor fecha e destroi imediatamente o fifo “requests”, sinaliza todas as threads que devem terminar e destroi todas as estruturas de sincronização, fecha os seus devidos ficheiros e liberta espaço reservado até então. A terminação das threads não ocorre instantaneamente uma vez que podem existir pedidos a serem tratados. Se assim for o “main thread” (servidor) espera que que estas acabem de tratar os seus pedidos e só depois terminam. As threads que se encontravam à espera de pedidos essas sim terminam imediatamente após o tempo especificado ser ultrapassado. Desta forma é possível garantir então que não existam pedidos que ficam a meio do seu tratamento na medida em que cada pedido efetuado dentro do tempo de abertura das bilheteiras (threads) é analisado e concluíd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5:36:45.137339985</meta:creation-date>
    <dc:date>2018-05-12T19:51:43.760553074</dc:date>
    <meta:editing-duration>PT2H31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426" meta:character-count="2744" meta:non-whitespace-character-count="2307"/>
  </office:meta>
</office:document-meta>
</file>